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03000000C2D1654BD9.jpg" manifest:media-type=""/>
  <manifest:file-entry manifest:full-path="Pictures/10000000000000CC0000005D78CFC222.png" manifest:media-type=""/>
  <manifest:file-entry manifest:full-path="Pictures/100000030000021B000001C9702BCFB3.gi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0.01cm" svg:height="8.49cm" svg:x="9.845cm" svg:y="11.01cm">
          <draw:image xlink:href="Pictures/100000030000021B000001C9702BCFB3.gif" xlink:type="simple" xlink:show="embed" xlink:actuate="onLoad">
            <text:p/>
          </draw:image>
        </draw:frame>
        <draw:frame draw:style-name="gr1" draw:text-style-name="P1" draw:layer="layout" svg:width="6.68cm" svg:height="3.04cm" svg:x="2.317cm" svg:y="5.2cm">
          <draw:image xlink:href="Pictures/10000000000000CC0000005D78CFC222.png" xlink:type="simple" xlink:show="embed" xlink:actuate="onLoad">
            <text:p/>
          </draw:image>
        </draw:frame>
        <draw:frame draw:style-name="gr1" draw:text-style-name="P1" draw:layer="layout" svg:width="6.852cm" svg:height="5.132cm" svg:x="21.5cm" svg:y="3.9cm">
          <draw:image xlink:href="Pictures/1000000000000103000000C2D1654BD9.jpg" xlink:type="simple" xlink:show="embed" xlink:actuate="onLoad">
            <text:p/>
          </draw:image>
        </draw:frame>
        <draw:line draw:style-name="gr2" draw:text-style-name="P1" draw:layer="layout" svg:x1="5.3cm" svg:y1="8.8cm" svg:x2="10.4cm" svg:y2="13.4cm">
          <text:p/>
        </draw:line>
        <draw:line draw:style-name="gr2" draw:text-style-name="P1" draw:layer="layout" svg:x1="21cm" svg:y1="12.3cm" svg:x2="23.9cm" svg:y2="9.1cm">
          <text:p/>
        </draw:line>
        <draw:custom-shape draw:style-name="gr3" draw:text-style-name="P1" draw:layer="layout" svg:width="4.5cm" svg:height="1.2cm" svg:x="2cm" svg:y="3.1cm">
          <text:p text:style-name="P1">Code sour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5.45cm" svg:height="1.2cm" svg:x="12.15cm" svg:y="9.3cm">
          <text:p text:style-name="P1">Compilateu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5.45cm" svg:height="1.2cm" svg:x="21.5cm" svg:y="1.8cm">
          <text:p text:style-name="P1">Code binai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Violaine Louvet</meta:initial-creator>
    <meta:creation-date>2014-03-17T13:35:54.759042217</meta:creation-date>
    <dc:date>2014-03-17T13:39:00.256544453</dc:date>
    <dc:creator>Violaine Louvet</dc:creator>
    <meta:editing-duration>P0D</meta:editing-duration>
    <meta:editing-cycles>1</meta:editing-cycles>
    <meta:document-statistic meta:object-count="8"/>
    <meta:generator>LibreOffice/4.1.3.2$Linux_X86_64 LibreOffice_project/410m0$Build-2</meta:generator>
  </office:meta>
</office:document-meta>
</file>